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sup>
                    <mo stretchy="false">ω</mo>
                    <mrow>
                      <mrow>
                        <mfrac>
                          <mi>n</mi>
                          <mn>2</mn>
                        </mfrac>
                        <mo stretchy="false">+</mo>
                        <mi>j</mi>
                      </mrow>
                    </mrow>
                  </msup>
                  <mo stretchy="false">=</mo>
                  <msup>
                    <mi>e</mi>
                    <mrow>
                      <mrow>
                        <mo stretchy="false">(</mo>
                        <mrow>
                          <mfrac>
                            <mrow>
                              <mn>2</mn>
                              <mo stretchy="false">π</mo>
                              <mi>i</mi>
                            </mrow>
                            <mi>n</mi>
                          </mfrac>
                        </mrow>
                        <mo stretchy="false">)</mo>
                      </mrow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  <mo stretchy="false">+</mo>
                            <mi>j</mi>
                          </mrow>
                        </mrow>
                        <mo stretchy="false">)</mo>
                      </mrow>
                    </mrow>
                  </msup>
                </mrow>
                <mo stretchy="false">=</mo>
                <mrow>
                  <msup>
                    <mi>e</mi>
                    <mrow>
                      <mo stretchy="false">π</mo>
                      <mi>i</mi>
                    </mrow>
                  </msup>
                  <mo stretchy="false">∗</mo>
                  <msup>
                    <mo stretchy="false">ω</mo>
                    <mi>j</mi>
                  </msup>
                </mrow>
              </mrow>
              <mo stretchy="false">=</mo>
              <mrow>
                <mo stretchy="false">−</mo>
                <msup>
                  <mo stretchy="false">ω</mo>
                  <mi>j</mi>
                </msup>
              </mrow>
            </mrow>
          </mrow>
        </mtd>
      </mtr>
      <mtr>
        <mtd>
          <mrow>
            <mrow>
              <mrow>
                <mrow>
                  <mrow>
                    <msup>
                      <mrow>
                        <mo stretchy="false">(</mo>
                        <mrow>
                          <msubsup>
                            <mo stretchy="false">ω</mo>
                            <mi>n</mi>
                            <mi>j</mi>
                          </msubsup>
                        </mrow>
                        <mo stretchy="false">)</mo>
                      </mrow>
                      <mn>2</mn>
                    </msup>
                    <mo stretchy="false">=</mo>
                    <msubsup>
                      <mo stretchy="false">ω</mo>
                      <mi>n</mi>
                      <mn>2j</mn>
                    </msubsup>
                  </mrow>
                  <mo stretchy="false">=</mo>
                  <msup>
                    <mi>e</mi>
                    <mrow>
                      <mfrac>
                        <mrow>
                          <mrow>
                            <mn>2</mn>
                            <mo stretchy="false">∗</mo>
                            <mn>2</mn>
                          </mrow>
                          <mo stretchy="false">π</mo>
                          <mi>i</mi>
                          <mi>j</mi>
                        </mrow>
                        <mi>n</mi>
                      </mfrac>
                    </mrow>
                  </msup>
                </mrow>
                <mo stretchy="false">=</mo>
                <msup>
                  <mi>e</mi>
                  <mrow>
                    <mfrac>
                      <mrow>
                        <mn>2</mn>
                        <mo stretchy="false">π</mo>
                        <mi>i</mi>
                        <mi>j</mi>
                      </mrow>
                      <mrow>
                        <mrow>
                          <mi>n</mi>
                          <mo stretchy="false">/</mo>
                          <mn>2</mn>
                        </mrow>
                      </mrow>
                    </mfrac>
                  </mrow>
                </msup>
              </mrow>
              <mo stretchy="false">=</mo>
              <msubsup>
                <mo stretchy="false">ω</mo>
                <mrow>
                  <mrow>
                    <mi>n</mi>
                    <mo stretchy="false">/</mo>
                    <mn>2</mn>
                  </mrow>
                </mrow>
                <mi>j</mi>
              </msubsup>
            </mrow>
          </mrow>
        </mtd>
      </mtr>
      <mtr>
        <mtd/>
      </mtr>
      <mtr>
        <mtd>
          <mrow>
            <mrow>
              <mrow>
                <mi>M</mi>
                <mo stretchy="false">=</mo>
                <mfenced open="[" close="]"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o stretchy="false">ω</mo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i>k</mi>
                            </msup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o stretchy="false">(</mo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  <mo stretchy="false">)</mo>
                              </mrow>
                            </msup>
                          </mrow>
                        </mtd>
                      </mtr>
                      <mtr>
                        <mtd>
                          <mrow>
                            <mi>.</mi>
                            <mn>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sup>
                              <mo stretchy="false">ω</mo>
                              <mi>j</mi>
                            </msup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i mathvariant="italic">jk</mi>
                              </mrow>
                            </msup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i>j</mi>
                                <mrow>
                                  <mo stretchy="false">(</mo>
                                  <mrow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td>
                      </mtr>
                      <mtr>
                        <mtd>
                          <mrow>
                            <mi>.</mi>
                            <mn>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n>...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o stretchy="false">(</mo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  <mo stretchy="false">)</mo>
                              </mrow>
                            </msup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i>k</mi>
                                <mrow>
                                  <mo stretchy="false">(</mo>
                                  <mrow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td>
                        <mtd>
                          <mrow>
                            <mn>...</mn>
                          </mrow>
                        </mtd>
                        <mtd>
                          <mrow>
                            <msup>
                              <mo stretchy="false">ω</mo>
                              <mrow>
                                <mrow>
                                  <mo stretchy="false">(</mo>
                                  <mrow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(</mo>
                                  <mrow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</mrow>
                                  <mo stretchy="false">)</mo>
                                </mrow>
                              </mrow>
                            </msup>
                          </mrow>
                        </mtd>
                      </mtr>
                    </mtable>
                  </mrow>
                </mfenced>
              </mrow>
              <mo stretchy="false">=</mo>
              <mrow>
                <mo stretchy="false">[</mo>
                <mrow>
                  <msub>
                    <mi>m</mi>
                    <mn>1</mn>
                  </msub>
                  <mn>...</mn>
                  <msub>
                    <mi>m</mi>
                    <mi>k</mi>
                  </msub>
                  <mn>...</mn>
                  <msub>
                    <mi>m</mi>
                    <mi>n</mi>
                  </msub>
                </mrow>
                <mo stretchy="false">]</mo>
              </mrow>
            </mrow>
          </mrow>
        </mtd>
      </mtr>
      <mtr>
        <mtd>
          <mrow>
            <mrow>
              <mrow>
                <mrow>
                  <mrow>
                    <mrow>
                      <mrow>
                        <msub>
                          <mi>m</mi>
                          <mi>j</mi>
                        </msub>
                        <mo stretchy="false">⋅</mo>
                        <msub>
                          <mi>m</mi>
                          <mi>k</mi>
                        </msub>
                      </mrow>
                      <mo stretchy="false">=</mo>
                      <mrow>
                        <munderover>
                          <mo stretchy="false">∑</mo>
                          <mrow>
                            <mrow>
                              <mi>t</mi>
                              <mo stretchy="false">=</mo>
                              <mn>0</mn>
                            </mrow>
                          </mrow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underover>
                        <mrow>
                          <msup>
                            <mo stretchy="false">ω</mo>
                            <mrow>
                              <mi mathvariant="italic">tj</mi>
                            </mrow>
                          </msup>
                          <msup>
                            <mo stretchy="false">ω</mo>
                            <mrow>
                              <mi mathvariant="italic">tk</mi>
                              <mi>'</mi>
                            </mrow>
                          </msup>
                        </mrow>
                      </mrow>
                    </mrow>
                    <mo stretchy="false">=</mo>
                    <mrow>
                      <munderover>
                        <mo stretchy="false">∑</mo>
                        <mrow>
                          <mrow>
                            <mi>t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row>
                        <msup>
                          <mo stretchy="false">ω</mo>
                          <mrow>
                            <mi mathvariant="italic">tj</mi>
                          </mrow>
                        </msup>
                        <msup>
                          <mo stretchy="false">ω</mo>
                          <mrow>
                            <mrow>
                              <mo stretchy="false">−</mo>
                              <mi mathvariant="italic">tk</mi>
                            </mrow>
                          </mrow>
                        </msup>
                      </mrow>
                    </mrow>
                  </mrow>
                  <mo stretchy="false">=</mo>
                  <mrow>
                    <munderover>
                      <mo stretchy="false">∑</mo>
                      <mrow>
                        <mrow>
                          <mi>t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row>
                      <msup>
                        <mo stretchy="false">ω</mo>
                        <mrow>
                          <mrow>
                            <mo stretchy="false">(</mo>
                            <mrow>
                              <mrow>
                                <mi>j</mi>
                                <mo stretchy="false">−</mo>
                                <mi>k</mi>
                              </mrow>
                            </mrow>
                            <mo stretchy="false">)</mo>
                          </mrow>
                          <mi>t</mi>
                        </mrow>
                      </msup>
                    </mrow>
                  </mrow>
                </mrow>
                <mo stretchy="false">=</mo>
                <mrow>
                  <mfrac>
                    <mrow>
                      <mrow>
                        <msup>
                          <mo stretchy="false">ω</mo>
                          <mrow>
                            <mrow>
                              <mo stretchy="false">(</mo>
                              <mrow>
                                <mrow>
                                  <mi>j</mi>
                                  <mo stretchy="false">−</mo>
                                  <mi>k</mi>
                                </mrow>
                              </mrow>
                              <mo stretchy="false">)</mo>
                            </mrow>
                            <mi>n</mi>
                          </mrow>
                        </msup>
                        <mo stretchy="false">−</mo>
                        <mn>1</mn>
                      </mrow>
                    </mrow>
                    <mrow>
                      <mrow>
                        <msup>
                          <mo stretchy="false">ω</mo>
                          <mrow>
                            <mo stretchy="false">(</mo>
                            <mrow>
                              <mrow>
                                <mi>j</mi>
                                <mo stretchy="false">−</mo>
                                <mi>k</mi>
                              </mrow>
                            </mrow>
                            <mo stretchy="false">)</mo>
                          </mrow>
                        </msup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fenced open="{" close="}">
                <mrow>
                  <mtable>
                    <mtr>
                      <mtd>
                        <mrow>
                          <mn>0,</mn>
                          <mi mathvariant="italic">if</mi>
                          <mrow>
                            <mi>j</mi>
                            <mo stretchy="false">≠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i>n</mi>
                          <mi>,</mi>
                          <mi mathvariant="italic">if</mi>
                          <mrow>
                            <mi>j</mi>
                            <mo stretchy="false">=</mo>
                            <mi>k</mi>
                          </mrow>
                        </mrow>
                      </mtd>
                    </mtr>
                  </mtable>
                </mrow>
              </mfenced>
            </mrow>
          </mrow>
        </mtd>
      </mtr>
      <mtr>
        <mtd>
          <mrow>
            <mrow>
              <mi>M</mi>
              <mo stretchy="false">×</mo>
              <mi>M</mi>
            </mrow>
            <mrow>
              <mi>'</mi>
              <mo stretchy="false">=</mo>
              <mi>n</mi>
            </mrow>
            <mi>I</mi>
            <mo stretchy="false">→</mo>
            <msup>
              <mi>M</mi>
              <mrow>
                <mo stretchy="false">−</mo>
                <mn>1</mn>
              </mrow>
            </msup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row>
                <mfrac>
                  <mn>1</mn>
                  <mi>n</mi>
                </mfrac>
              </mrow>
            </mrow>
            <mi>M</mi>
            <mi>'</mi>
            <mrow>
              <mrow>
                <mo stretchy="false">(</mo>
                <mrow>
                  <mo stretchy="false">ω</mo>
                </mrow>
                <mo stretchy="false">)</mo>
              </mrow>
              <mo stretchy="false">=</mo>
              <mrow>
                <mfrac>
                  <mn>1</mn>
                  <mi>n</mi>
                </mfrac>
              </mrow>
            </mrow>
            <mi>M</mi>
            <mrow>
              <mo stretchy="false">(</mo>
              <mrow>
                <msup>
                  <mo stretchy="false">ω</mo>
                  <mrow>
                    <mo stretchy="false">−</mo>
                    <mn>1</mn>
                  </mrow>
                </msup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row>
                      <mrow>
                        <mi>M</mi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sup>
                                      <mo stretchy="false">ω</mo>
                                      <mi mathvariant="italic">jk</mi>
                                    </msup>
                                  </mrow>
                                </mtd>
                              </mtr>
                            </mtable>
                          </mrow>
                        </mfenced>
                      </mrow>
                      <mo stretchy="false">=</mo>
                      <mfenced open="[" close="]">
                        <mrow>
                          <mtable>
                            <mtr>
                              <mtd>
                                <mrow>
                                  <msup>
                                    <mo stretchy="false">ω</mo>
                                    <mn>2jk</mn>
                                  </msup>
                                </mrow>
                              </mtd>
                              <mtd>
                                <mrow>
                                  <msup>
                                    <mo stretchy="false">ω</mo>
                                    <mrow>
                                      <mi>j</mi>
                                      <mrow>
                                        <mo stretchy="false">(</mo>
                                        <mrow>
                                          <mrow>
                                            <mn>2k</mn>
                                            <mo stretchy="false">+</mo>
                                            <mn>1</mn>
                                          </mrow>
                                        </mrow>
                                        <mo stretchy="false">)</mo>
                                      </mrow>
                                    </mrow>
                                  </msup>
                                </mrow>
                              </mtd>
                            </mtr>
                          </mtable>
                        </mrow>
                      </mfenced>
                    </mrow>
                    <mo stretchy="false">=</mo>
                    <mfenced open="[" close="]">
                      <mrow>
                        <mtable>
                          <mtr>
                            <mtd>
                              <mrow>
                                <msup>
                                  <mo stretchy="false">ω</mo>
                                  <mn>2jk</mn>
                                </msup>
                              </mrow>
                            </mtd>
                            <mtd>
                              <mrow>
                                <msup>
                                  <mo stretchy="false">ω</mo>
                                  <mi>j</mi>
                                </msup>
                                <msup>
                                  <mo stretchy="false">ω</mo>
                                  <mn>2jk</mn>
                                </msup>
                              </mrow>
                            </mtd>
                          </mtr>
                        </mtable>
                      </mrow>
                    </mfenced>
                  </mrow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sup>
                                <mo stretchy="false">ω</mo>
                                <mn>2jk</mn>
                              </msup>
                            </mrow>
                          </mtd>
                          <mtd>
                            <mrow>
                              <msup>
                                <mo stretchy="false">ω</mo>
                                <mi>j</mi>
                              </msup>
                              <msup>
                                <mo stretchy="false">ω</mo>
                                <mn>2jk</mn>
                              </msup>
                            </mrow>
                          </mtd>
                        </mtr>
                        <mtr>
                          <mtd>
                            <mrow>
                              <msup>
                                <mo stretchy="false">ω</mo>
                                <mrow>
                                  <mn>2k</mn>
                                  <mrow>
                                    <mo stretchy="false">(</mo>
                                    <mrow>
                                      <mrow>
                                        <mi>j</mi>
                                        <mo stretchy="false">+</mo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stretchy="false">)</mo>
                                  </mrow>
                                </mrow>
                              </msup>
                            </mrow>
                          </mtd>
                          <mtd>
                            <mrow>
                              <msup>
                                <mo stretchy="false">ω</mo>
                                <mrow>
                                  <mrow>
                                    <mi>j</mi>
                                    <mo stretchy="false">+</mo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row>
                                </mrow>
                              </msup>
                              <msup>
                                <mo stretchy="false">ω</mo>
                                <mrow>
                                  <mn>2k</mn>
                                  <mrow>
                                    <mo stretchy="false">(</mo>
                                    <mrow>
                                      <mrow>
                                        <mi>j</mi>
                                        <mo stretchy="false">+</mo>
                                        <mrow>
                                          <mi>n</mi>
                                          <mo stretchy="false">/</mo>
                                          <mn>2</mn>
                                        </mrow>
                                      </mrow>
                                    </mrow>
                                    <mo stretchy="false">)</mo>
                                  </mrow>
                                </mrow>
                              </msup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[" close="]">
                  <mrow>
                    <mtable>
                      <mtr>
                        <mtd>
                          <mrow>
                            <msup>
                              <mo stretchy="false">ω</mo>
                              <mn>2jk</mn>
                            </msup>
                          </mrow>
                        </mtd>
                        <mtd>
                          <mrow>
                            <msup>
                              <mo stretchy="false">ω</mo>
                              <mi>j</mi>
                            </msup>
                            <msup>
                              <mo stretchy="false">ω</mo>
                              <mn>2jk</mn>
                            </msup>
                          </mrow>
                        </mtd>
                      </mtr>
                      <mtr>
                        <mtd>
                          <mrow>
                            <msup>
                              <mo stretchy="false">ω</mo>
                              <mn>2jk</mn>
                            </msup>
                            <msup>
                              <mo stretchy="false">ω</mo>
                              <mi mathvariant="italic">nk</mi>
                            </msup>
                          </mrow>
                        </mtd>
                        <mtd>
                          <mrow>
                            <msup>
                              <mo stretchy="false">ω</mo>
                              <mi>j</mi>
                            </msup>
                            <msup>
                              <mo stretchy="false">ω</mo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</mrow>
                            </msup>
                            <msup>
                              <mo stretchy="false">ω</mo>
                              <mn>2jk</mn>
                            </msup>
                            <msup>
                              <mo stretchy="false">ω</mo>
                              <mi mathvariant="italic">nk</mi>
                            </msup>
                          </mrow>
                        </mtd>
                      </mtr>
                    </mtable>
                  </mrow>
                </mfenced>
              </mrow>
              <mo stretchy="false">=</mo>
              <mfenced open="[" close="]">
                <mrow>
                  <mtable>
                    <mtr>
                      <mtd>
                        <mrow>
                          <msup>
                            <mo stretchy="false">ω</mo>
                            <mn>2jk</mn>
                          </msup>
                        </mrow>
                      </mtd>
                      <mtd>
                        <mrow>
                          <msup>
                            <mo stretchy="false">ω</mo>
                            <mi>j</mi>
                          </msup>
                          <msup>
                            <mo stretchy="false">ω</mo>
                            <mn>2jk</mn>
                          </msup>
                        </mrow>
                      </mtd>
                    </mtr>
                    <mtr>
                      <mtd>
                        <mrow>
                          <msup>
                            <mo stretchy="false">ω</mo>
                            <mn>2jk</mn>
                          </msup>
                        </mrow>
                      </mtd>
                      <mtd>
                        <mrow>
                          <mrow>
                            <mo stretchy="false">−</mo>
                            <msup>
                              <mo stretchy="false">ω</mo>
                              <mi>j</mi>
                            </msup>
                          </mrow>
                          <msup>
                            <mo stretchy="false">ω</mo>
                            <mn>2jk</mn>
                          </msup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%omega ^ {n over 2 + j} = e ^ {({2 %pi i} over n)(n over 2 + j)} = e^{%pi i}* %omega^j = -%omega^j
newline
(%omega_n^j)^2 = %omega_n^2j = e^{{2 * 2 %pi i j} over n} = e^{{2 %pi i j} over {n / 2}} = %omega_{n/2}^j 
newline
newline
M = left [matrix{
	1 # 1 # ... # 1 # ... # 1 ##
	1 # %omega # ... # %omega^k # ... # %omega^(n-1) ##
	... # ... # ... # ... # ... # ... ##
	1 # %omega^j # ... # %omega^{jk} # ... # %omega^{j(n-1)} ##
	... # ... # ... # ... # ... # ... ##	
		1 # %omega^(n-1) # ... # %omega^{k(n-1)} # ... # %omega^{(n-1)(n-1)}
} right ]
= [m_1 ... m_k ... m_n]
newline
m_j cdot m_k = sum from {t=0} to {n-1} {%omega^{tj} %omega^{tk'}} = sum from {t=0} to {n-1} {%omega^{tj} %omega^{-tk}} = sum from {t=0} to {n-1} {%omega^{(j-k)t}} = {{%omega^{(j-k)n} - 1} over {%omega^(j-k) - 1}} = left lbrace binom{0, if j &lt;&gt; k }{n, if j = k}  right rbrace 
newline
M times M' = n I rightarrow 
M^-1 (%omega) = {1 over n} M' (%omega) = {1 over n} M (%omega^-1)
newline
M = left [ matrix {%omega^jk} right ] = left [ matrix {%omega^2jk # %omega^{j(2k+1)}} right ] = left [ matrix {%omega^2jk # %omega^j %omega^2jk} right ] = left [ matrix {%omega^2jk # %omega^j %omega^2jk ## %omega^{2k(j+n/2)} # %omega^{j+n/2} %omega^{2k(j+n/2)} } right ] = left [ matrix {%omega^2jk # %omega^j %omega^2jk ## %omega^2jk %omega^nk # %omega^j %omega^{n/2} %omega^2jk %omega^nk } right ] = left [ matrix {%omega^2jk # %omega^j %omega^2jk ## %omega^2jk # -%omega^j %omega^2jk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0:07:03.20</meta:creation-date>
    <meta:generator>OpenOffice/4.1.2$Win32 OpenOffice.org_project/412m3$Build-9782</meta:generator>
    <meta:editing-duration>P0D</meta:editing-duration>
    <meta:editing-cycles>1</meta:editing-cycles>
  </office:meta>
</office:document-meta>
</file>